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123"/>
    <style:style style:name="ce4" style:family="table-cell" style:parent-style-name="Default" style:data-style-name="N123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7" table:default-cell-style-name="ce3"/>
        <table:table-column table:style-name="co2" table:default-cell-style-name="ce3"/>
        <table:table-column table:style-name="co1" table:number-columns-repeated="2" table:default-cell-style-name="ce3"/>
        <table:table-row table:style-name="ro1">
          <table:table-cell table:style-name="ce1"/>
          <table:table-cell table:style-name="ce1" office:value-type="string" calcext:value-type="string">
            <text:p>Negro</text:p>
          </table:table-cell>
          <table:table-cell table:style-name="ce1" office:value-type="string" calcext:value-type="string">
            <text:p>Blanco</text:p>
          </table:table-cell>
          <table:table-cell table:style-name="ce1" office:value-type="string" calcext:value-type="string">
            <text:p>Verde</text:p>
          </table:table-cell>
          <table:table-cell table:style-name="ce1" office:value-type="string" calcext:value-type="string">
            <text:p>Azul</text:p>
          </table:table-cell>
          <table:table-cell table:style-name="ce1" office:value-type="string" calcext:value-type="string">
            <text:p>Rojo</text:p>
          </table:table-cell>
          <table:table-cell table:style-name="ce1" office:value-type="string" calcext:value-type="string">
            <text:p>magenta</text:p>
          </table:table-cell>
          <table:table-cell table:style-name="ce1" office:value-type="string" calcext:value-type="string">
            <text:p>Amarillo</text:p>
          </table:table-cell>
          <table:table-cell table:style-name="ce1" office:value-type="string" calcext:value-type="string">
            <text:p>Cyan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table:formula="of:=SUM(0.5897*[.B4]+0.3013*[.B3]+0.1089*[.B5])" office:value-type="float" office:value="0" calcext:value-type="float">
            <text:p>0.0000</text:p>
          </table:table-cell>
          <table:table-cell table:formula="of:=SUM(0.5897*[.C4]+0.3013*[.C3]+0.1089*[.C5])" office:value-type="float" office:value="0.9999" calcext:value-type="float">
            <text:p>0.9999</text:p>
          </table:table-cell>
          <table:table-cell table:formula="of:=SUM(0.5897*[.D4]+0.3013*[.D3]+0.1089*[.D5])" office:value-type="float" office:value="0.5897" calcext:value-type="float">
            <text:p>0.5897</text:p>
          </table:table-cell>
          <table:table-cell table:formula="of:=SUM(0.5897*[.E4]+0.3013*[.E3]+0.1089*[.E5])" office:value-type="float" office:value="0.1089" calcext:value-type="float">
            <text:p>0.1089</text:p>
          </table:table-cell>
          <table:table-cell table:formula="of:=SUM(0.5897*[.F4]+0.3013*[.F3]+0.1089*[.F5])" office:value-type="float" office:value="0.3013" calcext:value-type="float">
            <text:p>0.3013</text:p>
          </table:table-cell>
          <table:table-cell table:formula="of:=SUM(0.5897*[.G4]+0.3013*[.G3]+0.1089*[.G5])" office:value-type="float" office:value="0.4102" calcext:value-type="float">
            <text:p>0.4102</text:p>
          </table:table-cell>
          <table:table-cell table:formula="of:=SUM(0.5897*[.H4]+0.3013*[.H3]+0.1089*[.H5])" office:value-type="float" office:value="0.891" calcext:value-type="float">
            <text:p>0.8910</text:p>
          </table:table-cell>
          <table:table-cell table:formula="of:=SUM(0.5897*[.I4]+0.3013*[.I3]+0.1089*[.I5])" office:value-type="float" office:value="0.6986" calcext:value-type="float">
            <text:p>0.698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1" calcext:value-type="float">
            <text:p>1.0000</text:p>
          </table:table-cell>
          <table:table-cell table:number-columns-repeated="2" table:style-name="ce4" office:value-type="float" office:value="0" calcext:value-type="float">
            <text:p>0.0000</text:p>
          </table:table-cell>
          <table:table-cell table:number-columns-repeated="3" table:style-name="ce4" office:value-type="float" office:value="1" calcext:value-type="float">
            <text:p>1.000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4" office:value-type="float" office:value="0" calcext:value-type="float">
            <text:p>0.0000</text:p>
          </table:table-cell>
          <table:table-cell table:number-columns-repeated="2" table:style-name="ce4" office:value-type="float" office:value="1" calcext:value-type="float">
            <text:p>1.0000</text:p>
          </table:table-cell>
          <table:table-cell table:number-columns-repeated="3" table:style-name="ce4" office:value-type="float" office:value="0" calcext:value-type="float">
            <text:p>0.0000</text:p>
          </table:table-cell>
          <table:table-cell table:number-columns-repeated="2" table:style-name="ce4" office:value-type="float" office:value="1" calcext:value-type="float">
            <text:p>1.0000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1" calcext:value-type="float">
            <text:p>1.000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1" calcext:value-type="float">
            <text:p>1.000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1" calcext:value-type="float">
            <text:p>1.000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1" calcext:value-type="float">
            <text:p>1.0000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table:formula="of:=SUM(1*[.B3]-[.B2])" office:value-type="float" office:value="0" calcext:value-type="float">
            <text:p>0.0000</text:p>
          </table:table-cell>
          <table:table-cell table:formula="of:=SUM(1*[.C3]-[.C2])" office:value-type="float" office:value="0.000099999999999989" calcext:value-type="float">
            <text:p>0.0001</text:p>
          </table:table-cell>
          <table:table-cell table:formula="of:=SUM(1*[.D3]-[.D2])" office:value-type="float" office:value="-0.5897" calcext:value-type="float">
            <text:p>-0.5897</text:p>
          </table:table-cell>
          <table:table-cell table:formula="of:=SUM(1*[.E3]-[.E2])" office:value-type="float" office:value="-0.1089" calcext:value-type="float">
            <text:p>-0.1089</text:p>
          </table:table-cell>
          <table:table-cell table:formula="of:=SUM(1*[.F3]-[.F2])" office:value-type="float" office:value="0.6987" calcext:value-type="float">
            <text:p>0.6987</text:p>
          </table:table-cell>
          <table:table-cell table:formula="of:=SUM(1*[.G3]-[.G2])" office:value-type="float" office:value="0.5898" calcext:value-type="float">
            <text:p>0.5898</text:p>
          </table:table-cell>
          <table:table-cell table:formula="of:=SUM(1*[.H3]-[.H2])" office:value-type="float" office:value="0.109" calcext:value-type="float">
            <text:p>0.1090</text:p>
          </table:table-cell>
          <table:table-cell table:formula="of:=SUM(1*[.I3]-[.I2])" office:value-type="float" office:value="-0.6986" calcext:value-type="float">
            <text:p>-0.6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</text:p>
          </table:table-cell>
          <table:table-cell table:formula="of:=SUM(1*[.B5]-[.B2])" office:value-type="float" office:value="0" calcext:value-type="float">
            <text:p>0.0000</text:p>
          </table:table-cell>
          <table:table-cell table:formula="of:=SUM(1*[.C5]-[.C2])" office:value-type="float" office:value="0.000099999999999989" calcext:value-type="float">
            <text:p>0.0001</text:p>
          </table:table-cell>
          <table:table-cell table:formula="of:=SUM(1*[.D5]-[.D2])" office:value-type="float" office:value="-0.5897" calcext:value-type="float">
            <text:p>-0.5897</text:p>
          </table:table-cell>
          <table:table-cell table:formula="of:=SUM(1*[.E5]-[.E2])" office:value-type="float" office:value="0.8911" calcext:value-type="float">
            <text:p>0.8911</text:p>
          </table:table-cell>
          <table:table-cell table:formula="of:=SUM(1*[.F5]-[.F2])" office:value-type="float" office:value="-0.3013" calcext:value-type="float">
            <text:p>-0.3013</text:p>
          </table:table-cell>
          <table:table-cell table:formula="of:=SUM(1*[.G5]-[.G2])" office:value-type="float" office:value="0.5898" calcext:value-type="float">
            <text:p>0.5898</text:p>
          </table:table-cell>
          <table:table-cell table:formula="of:=SUM(1*[.H5]-[.H2])" office:value-type="float" office:value="-0.891" calcext:value-type="float">
            <text:p>-0.8910</text:p>
          </table:table-cell>
          <table:table-cell table:formula="of:=SUM(1*[.I5]-[.I2])" office:value-type="float" office:value="0.3014" calcext:value-type="float">
            <text:p>0.3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r</text:p>
          </table:table-cell>
          <table:table-cell table:formula="of:=SQRT([.B7]*[.B7]+[.B6]*[.B6])" office:value-type="float" office:value="0" calcext:value-type="float">
            <text:p>0.0000</text:p>
          </table:table-cell>
          <table:table-cell table:formula="of:=SQRT([.C7]*[.C7]+[.C6]*[.C6])" office:value-type="float" office:value="0.000141421356237294" calcext:value-type="float">
            <text:p>0.0001</text:p>
          </table:table-cell>
          <table:table-cell table:formula="of:=SQRT([.D7]*[.D7]+[.D6]*[.D6])" office:value-type="float" office:value="0.833961737731414" calcext:value-type="float">
            <text:p>0.8340</text:p>
          </table:table-cell>
          <table:table-cell table:formula="of:=SQRT([.E7]*[.E7]+[.E6]*[.E6])" office:value-type="float" office:value="0.897729591803679" calcext:value-type="float">
            <text:p>0.8977</text:p>
          </table:table-cell>
          <table:table-cell table:formula="of:=SQRT([.F7]*[.F7]+[.F6]*[.F6])" office:value-type="float" office:value="0.760896431848645" calcext:value-type="float">
            <text:p>0.7609</text:p>
          </table:table-cell>
          <table:table-cell table:formula="of:=SQRT([.G7]*[.G7]+[.G6]*[.G6])" office:value-type="float" office:value="0.834103159087651" calcext:value-type="float">
            <text:p>0.8341</text:p>
          </table:table-cell>
          <table:table-cell table:formula="of:=SQRT([.H7]*[.H7]+[.H6]*[.H6])" office:value-type="float" office:value="0.897642467801073" calcext:value-type="float">
            <text:p>0.8976</text:p>
          </table:table-cell>
          <table:table-cell table:formula="of:=SQRT([.I7]*[.I7]+[.I6]*[.I6])" office:value-type="float" office:value="0.760844215329262" calcext:value-type="float">
            <text:p>0.7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+Ecr</text:p>
          </table:table-cell>
          <table:table-cell table:formula="of:=[.B2]+[.B8]" office:value-type="float" office:value="0" calcext:value-type="float">
            <text:p>0.0000</text:p>
          </table:table-cell>
          <table:table-cell table:formula="of:=[.C2]+[.C8]" office:value-type="float" office:value="1.00004142135624" calcext:value-type="float">
            <text:p>1.0000</text:p>
          </table:table-cell>
          <table:table-cell table:formula="of:=[.D2]+[.D8]" office:value-type="float" office:value="1.42366173773141" calcext:value-type="float">
            <text:p>1.4237</text:p>
          </table:table-cell>
          <table:table-cell table:formula="of:=[.E2]+[.E8]" office:value-type="float" office:value="1.00662959180368" calcext:value-type="float">
            <text:p>1.0066</text:p>
          </table:table-cell>
          <table:table-cell table:formula="of:=[.F2]+[.F8]" office:value-type="float" office:value="1.06219643184865" calcext:value-type="float">
            <text:p>1.0622</text:p>
          </table:table-cell>
          <table:table-cell table:formula="of:=[.G2]+[.G8]" office:value-type="float" office:value="1.24430315908765" calcext:value-type="float">
            <text:p>1.2443</text:p>
          </table:table-cell>
          <table:table-cell table:formula="of:=[.H2]+[.H8]" office:value-type="float" office:value="1.78864246780107" calcext:value-type="float">
            <text:p>1.7886</text:p>
          </table:table-cell>
          <table:table-cell table:formula="of:=[.I2]+[.I8]" office:value-type="float" office:value="1.45944421532926" calcext:value-type="float">
            <text:p>1.459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5T21:36:06.312417180</meta:creation-date>
    <dc:date>2020-05-05T22:02:16.068738219</dc:date>
    <meta:editing-duration>PT1M13S</meta:editing-duration>
    <meta:editing-cycles>1</meta:editing-cycles>
    <meta:document-statistic meta:table-count="1" meta:cell-count="80" meta:object-count="0"/>
    <meta:generator>LibreOffice/6.4.2.2$Linux_X86_64 LibreOffice_project/40$Build-2</meta:generator>
  </office:meta>
</office:document-meta>
</file>